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a65" officeooo:paragraph-rsid="00110a65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 pour le signal sinusoïdal qui sort du NE555 à 50 hz</text:p>
      <text:p text:style-name="P1"><draw:frame draw:style-name="fr1" draw:name="Objet1" text:anchor-type="as-char" svg:y="-0.619cm" svg:width="2.455cm" svg:height="1.034cm" draw:z-index="0"><draw:object xlink:href="./Object 1" xlink:type="simple" xlink:show="embed" xlink:actuate="onLoad"/><draw:image xlink:href="./ObjectReplacements/Object 1" xlink:type="simple" xlink:show="embed" xlink:actuate="onLoad"/></draw:frame>donc <draw:frame draw:style-name="fr1" draw:name="Objet2" text:anchor-type="as-char" svg:y="-0.619cm" svg:width="2.365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4:31:19.991396053</meta:creation-date>
    <dc:date>2021-10-20T16:48:49.585671761</dc:date>
    <meta:editing-duration>PT2H7M19S</meta:editing-duration>
    <meta:editing-cycles>1</meta:editing-cycles>
    <meta:document-statistic meta:table-count="0" meta:image-count="0" meta:object-count="2" meta:page-count="1" meta:paragraph-count="2" meta:word-count="13" meta:character-count="63" meta:non-whitespace-character-count="51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 mathvariant="italic">LC</mi>
      <mo stretchy="false">=</mo>
      <mfrac>
        <mn>1</mn>
        <mrow>
          <mn>4</mn>
          <mi>π</mi>
          <mn>²</mn>
          <mi>f</mi>
          <mn>²</mn>
        </mrow>
      </mfrac>
    </mrow>
    <annotation encoding="StarMath 5.0">LC = {1} over {4 %pi ² f ²} </annotation>
  </semantics>
</math>
</file>